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central</text:p>
          </table:table-cell>
          <table:table-cell office:value-type="string" calcext:value-type="string">
            <text:p>ycentr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7" calcext:value-type="float">
            <text:p>3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2" calcext:value-type="float">
            <text:p>37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1" calcext:value-type="float">
            <text:p>2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4" calcext:value-type="float">
            <text:p>28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6" calcext:value-type="float">
            <text:p>3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7" calcext:value-type="float">
            <text:p>29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3" calcext:value-type="float">
            <text:p>1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2" calcext:value-type="float">
            <text:p>23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7" calcext:value-type="float">
            <text:p>24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4" calcext:value-type="float">
            <text:p>26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4" calcext:value-type="float">
            <text:p>2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6" calcext:value-type="float">
            <text:p>2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6" calcext:value-type="float">
            <text:p>2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1" calcext:value-type="float">
            <text:p>26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4" calcext:value-type="float">
            <text:p>25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0" calcext:value-type="float">
            <text:p>29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8" calcext:value-type="float">
            <text:p>3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5" calcext:value-type="float">
            <text:p>32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5" calcext:value-type="float">
            <text:p>2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3" calcext:value-type="float">
            <text:p>24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5" calcext:value-type="float">
            <text:p>24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8" calcext:value-type="float">
            <text:p>24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2" calcext:value-type="float">
            <text:p>2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1" calcext:value-type="float">
            <text:p>24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8" calcext:value-type="float">
            <text:p>2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5" calcext:value-type="float">
            <text:p>24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9" calcext:value-type="float">
            <text:p>2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9" calcext:value-type="float">
            <text:p>28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4" calcext:value-type="float">
            <text:p>3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34" calcext:value-type="float">
            <text:p>33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7" calcext:value-type="float">
            <text:p>32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3" calcext:value-type="float">
            <text:p>27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16" calcext:value-type="float">
            <text:p>3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1" calcext:value-type="float">
            <text:p>3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1" calcext:value-type="float">
            <text:p>2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3" calcext:value-type="float">
            <text:p>31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4" calcext:value-type="float">
            <text:p>30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1" calcext:value-type="float">
            <text:p>2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3" calcext:value-type="float">
            <text:p>28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77" calcext:value-type="float">
            <text:p>27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9" calcext:value-type="float">
            <text:p>2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4" calcext:value-type="float">
            <text:p>26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1" calcext:value-type="float">
            <text:p>19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97" calcext:value-type="float">
            <text:p>29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8" calcext:value-type="float">
            <text:p>29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6" calcext:value-type="float">
            <text:p>2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9" calcext:value-type="float">
            <text:p>2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8" calcext:value-type="float">
            <text:p>2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8" calcext:value-type="float">
            <text:p>2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9" calcext:value-type="float">
            <text:p>3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51" calcext:value-type="float">
            <text:p>35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7" calcext:value-type="float">
            <text:p>24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55" calcext:value-type="float">
            <text:p>35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5" calcext:value-type="float">
            <text:p>35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9" calcext:value-type="float">
            <text:p>3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3" calcext:value-type="float">
            <text:p>1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6" calcext:value-type="float">
            <text:p>3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44" calcext:value-type="float">
            <text:p>3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19" calcext:value-type="float">
            <text:p>3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8" calcext:value-type="float">
            <text:p>3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1" calcext:value-type="float">
            <text:p>1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3" calcext:value-type="float">
            <text:p>2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7" calcext:value-type="float">
            <text:p>20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7" calcext:value-type="float">
            <text:p>20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8" calcext:value-type="float">
            <text:p>1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6" calcext:value-type="float">
            <text:p>2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8" calcext:value-type="float">
            <text:p>11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9" calcext:value-type="float">
            <text:p>12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2" calcext:value-type="float">
            <text:p>15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7" calcext:value-type="float">
            <text:p>33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7" calcext:value-type="float">
            <text:p>34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1" calcext:value-type="float">
            <text:p>35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9" calcext:value-type="float">
            <text:p>13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1" calcext:value-type="float">
            <text:p>27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2" calcext:value-type="float">
            <text:p>32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5" calcext:value-type="float">
            <text:p>23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44" calcext:value-type="float">
            <text:p>34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89" calcext:value-type="float">
            <text:p>28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7" calcext:value-type="float">
            <text:p>1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9" calcext:value-type="float">
            <text:p>2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8" calcext:value-type="float">
            <text:p>25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5" calcext:value-type="float">
            <text:p>28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4" calcext:value-type="float">
            <text:p>3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14" calcext:value-type="float">
            <text:p>31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8" calcext:value-type="float">
            <text:p>2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7" calcext:value-type="float">
            <text:p>31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1" calcext:value-type="float">
            <text:p>29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4" calcext:value-type="float">
            <text:p>2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3" calcext:value-type="float">
            <text:p>2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0" calcext:value-type="float">
            <text:p>2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4" calcext:value-type="float">
            <text:p>2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36" calcext:value-type="float">
            <text:p>23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3" calcext:value-type="float">
            <text:p>27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2" calcext:value-type="float">
            <text:p>2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6" calcext:value-type="float">
            <text:p>2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4" calcext:value-type="float">
            <text:p>17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6" calcext:value-type="float">
            <text:p>15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4" calcext:value-type="float">
            <text:p>2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7" calcext:value-type="float">
            <text:p>3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32" calcext:value-type="float">
            <text:p>3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49" calcext:value-type="float">
            <text:p>34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5" calcext:value-type="float">
            <text:p>3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6" calcext:value-type="float">
            <text:p>34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37" calcext:value-type="float">
            <text:p>3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25" calcext:value-type="float">
            <text:p>32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6" calcext:value-type="float">
            <text:p>30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90" calcext:value-type="float">
            <text:p>2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" calcext:value-type="float">
            <text:p>27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9" calcext:value-type="float">
            <text:p>24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5" calcext:value-type="float">
            <text:p>25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62" calcext:value-type="float">
            <text:p>26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5" calcext:value-type="float">
            <text:p>26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67" calcext:value-type="float">
            <text:p>2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0" calcext:value-type="float">
            <text:p>27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85" calcext:value-type="float">
            <text:p>2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5" calcext:value-type="float">
            <text:p>22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0" calcext:value-type="float">
            <text:p>25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6" calcext:value-type="float">
            <text:p>25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8" calcext:value-type="float">
            <text:p>25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4" calcext:value-type="float">
            <text:p>2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3" calcext:value-type="float">
            <text:p>1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9" calcext:value-type="float">
            <text:p>20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8" calcext:value-type="float">
            <text:p>2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6" calcext:value-type="float">
            <text:p>15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9" calcext:value-type="float">
            <text:p>2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29" calcext:value-type="float">
            <text:p>3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26" calcext:value-type="float">
            <text:p>32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27" calcext:value-type="float">
            <text:p>32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11" calcext:value-type="float">
            <text:p>3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7" calcext:value-type="float">
            <text:p>3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15" calcext:value-type="float">
            <text:p>3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1" calcext:value-type="float">
            <text:p>30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85" calcext:value-type="float">
            <text:p>28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32" calcext:value-type="float">
            <text:p>2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1" calcext:value-type="float">
            <text:p>22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7" calcext:value-type="float">
            <text:p>2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8" calcext:value-type="float">
            <text:p>25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15" calcext:value-type="float">
            <text:p>31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71" calcext:value-type="float">
            <text:p>37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87" calcext:value-type="float">
            <text:p>38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9" calcext:value-type="float">
            <text:p>22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0" calcext:value-type="float">
            <text:p>3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55" calcext:value-type="float">
            <text:p>35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56" calcext:value-type="float">
            <text:p>35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59" calcext:value-type="float">
            <text:p>35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56" calcext:value-type="float">
            <text:p>35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3" calcext:value-type="float">
            <text:p>3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1" calcext:value-type="float">
            <text:p>3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1" calcext:value-type="float">
            <text:p>3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50" calcext:value-type="float">
            <text:p>35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43" calcext:value-type="float">
            <text:p>343</text:p>
          </table:table-cell>
          <table:table-cell office:value-type="float" office:value="102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3:10:28.790000000</meta:creation-date>
    <dc:date>2018-03-02T13:54:37.529000000</dc:date>
    <meta:editing-duration>PT4H51M58S</meta:editing-duration>
    <meta:editing-cycles>370</meta:editing-cycles>
    <meta:generator>LibreOffice/5.4.4.2$Windows_X86_64 LibreOffice_project/2524958677847fb3bb44820e40380acbe820f960</meta:generator>
    <meta:document-statistic meta:table-count="1" meta:cell-count="1443" meta:object-count="0"/>
  </office:meta>
</office:document-meta>
</file>